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Times New Roman" fo:font-style="italic" fo:font-weight="normal" officeooo:rsid="0019920e" officeooo:paragraph-rsid="0019920e" style:font-style-asian="italic" style:font-weight-asian="normal" style:font-style-complex="italic" style:font-weight-complex="normal"/>
    </style:style>
    <style:style style:name="P2" style:family="paragraph" style:parent-style-name="Standard">
      <style:paragraph-properties fo:line-height="100%" fo:text-align="center" style:justify-single-word="false"/>
      <style:text-properties style:font-name="Times New Roman" fo:font-style="italic" style:font-style-asian="italic" style:font-style-complex="italic"/>
    </style:style>
    <style:style style:name="P3" style:family="paragraph" style:parent-style-name="Standard">
      <style:paragraph-properties fo:line-height="100%"/>
      <style:text-properties style:font-name="Times New Roman"/>
    </style:style>
    <style:style style:name="P4" style:family="paragraph" style:parent-style-name="Standard">
      <style:paragraph-properties fo:line-height="100%"/>
      <style:text-properties style:font-name="Times New Roman" fo:font-weight="bold" officeooo:rsid="00543bd9" officeooo:paragraph-rsid="00543bd9" style:font-weight-asian="bold" style:font-weight-complex="bold"/>
    </style:style>
    <style:style style:name="P5"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style>
    <style:style style:name="P6"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5bd12d"/>
    </style:style>
    <style:style style:name="P7" style:family="paragraph" style:parent-style-name="Standard">
      <loext:graphic-properties draw:fill="none"/>
      <style:paragraph-properties fo:margin-left="0.3752in" fo:margin-right="0in" fo:line-height="100%" fo:text-indent="-0.3752in" style:auto-text-indent="false" fo:background-color="transparent"/>
    </style:style>
    <style:style style:name="P8"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671028"/>
    </style:style>
    <style:style style:name="P9"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684c8d"/>
    </style:style>
    <style:style style:name="P10"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7c6307"/>
    </style:style>
    <style:style style:name="P11"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7c7447"/>
    </style:style>
    <style:style style:name="P12"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7c796d"/>
    </style:style>
    <style:style style:name="P13"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95f963"/>
    </style:style>
    <style:style style:name="P14" style:family="paragraph" style:parent-style-name="Text_20_body">
      <style:paragraph-properties fo:line-height="100%" fo:text-align="center" style:justify-single-word="false"/>
      <style:text-properties style:font-name="Times New Roman" fo:font-weight="bold" officeooo:rsid="0019920e" officeooo:paragraph-rsid="0019920e" style:font-weight-asian="bold" style:font-weight-complex="bold"/>
    </style:style>
    <style:style style:name="P15" style:family="paragraph" style:parent-style-name="Text_20_body">
      <style:paragraph-properties fo:line-height="100%" fo:text-align="start" style:justify-single-word="false"/>
      <style:text-properties style:font-name="Times New Roman" fo:font-weight="bold" officeooo:rsid="00702d5f" officeooo:paragraph-rsid="00702d5f" style:font-weight-asian="bold" style:font-weight-complex="bold"/>
    </style:style>
    <style:style style:name="P16" style:family="paragraph" style:parent-style-name="Text_20_body">
      <style:paragraph-properties fo:line-height="100%" fo:text-align="start" style:justify-single-word="false"/>
      <style:text-properties style:font-name="Times New Roman" fo:font-weight="bold" officeooo:rsid="0079c712" officeooo:paragraph-rsid="0079c712" style:font-weight-asian="bold" style:font-weight-complex="bold"/>
    </style:style>
    <style:style style:name="P17" style:family="paragraph" style:parent-style-name="Text_20_body">
      <style:paragraph-properties fo:line-height="100%" fo:text-align="start" style:justify-single-word="false"/>
      <style:text-properties style:font-name="Times New Roman" fo:font-weight="bold" officeooo:rsid="007e3bd4" officeooo:paragraph-rsid="0085cd10" style:font-weight-asian="bold" style:font-weight-complex="bold"/>
    </style:style>
    <style:style style:name="P18" style:family="paragraph" style:parent-style-name="Text_20_body">
      <style:paragraph-properties fo:line-height="100%" fo:text-align="start" style:justify-single-word="false"/>
      <style:text-properties style:font-name="Times New Roman" fo:font-weight="bold" officeooo:rsid="008add50" officeooo:paragraph-rsid="008add50" style:font-weight-asian="bold" style:font-weight-complex="bold"/>
    </style:style>
    <style:style style:name="P19" style:family="paragraph" style:parent-style-name="Text_20_body">
      <style:paragraph-properties fo:line-height="100%" fo:text-align="start" style:justify-single-word="false"/>
      <style:text-properties style:font-name="Times New Roman" fo:font-weight="bold" officeooo:rsid="009a7dab" officeooo:paragraph-rsid="009a7dab" style:font-weight-asian="bold" style:font-weight-complex="bold"/>
    </style:style>
    <style:style style:name="P20" style:family="paragraph" style:parent-style-name="Text_20_body">
      <style:paragraph-properties fo:line-height="100%" fo:text-align="start" style:justify-single-word="false"/>
      <style:text-properties style:font-name="Times New Roman" fo:font-weight="bold" officeooo:rsid="009f0707" officeooo:paragraph-rsid="009f0707" style:font-weight-asian="bold" style:font-weight-complex="bold"/>
    </style:style>
    <style:style style:name="P21" style:family="paragraph" style:parent-style-name="Text_20_body">
      <style:paragraph-properties fo:line-height="100%" fo:text-align="start" style:justify-single-word="false"/>
      <style:text-properties style:font-name="Times New Roman" fo:font-weight="bold" officeooo:rsid="00a12a1e" officeooo:paragraph-rsid="00a12a1e" style:font-weight-asian="bold" style:font-weight-complex="bold"/>
    </style:style>
    <style:style style:name="P22" style:family="paragraph" style:parent-style-name="Text_20_body">
      <style:paragraph-properties fo:line-height="100%" fo:text-align="start" style:justify-single-word="false"/>
      <style:text-properties style:font-name="Times New Roman" fo:font-weight="normal" officeooo:rsid="0019920e" officeooo:paragraph-rsid="0026e3f0" style:font-weight-asian="normal" style:font-weight-complex="normal"/>
    </style:style>
    <style:style style:name="P23" style:family="paragraph" style:parent-style-name="Text_20_body">
      <style:paragraph-properties fo:line-height="100%" fo:text-align="start" style:justify-single-word="false"/>
      <style:text-properties style:font-name="Times New Roman" fo:font-weight="normal" officeooo:rsid="0019920e" officeooo:paragraph-rsid="0019920e" style:font-weight-asian="normal" style:font-weight-complex="normal"/>
    </style:style>
    <style:style style:name="P24" style:family="paragraph" style:parent-style-name="Text_20_body">
      <style:paragraph-properties fo:line-height="100%" fo:text-align="center" style:justify-single-word="false"/>
      <style:text-properties style:font-name="Times New Roman" fo:font-weight="normal" officeooo:rsid="0019920e" officeooo:paragraph-rsid="0019920e" style:font-weight-asian="normal" style:font-weight-complex="normal"/>
    </style:style>
    <style:style style:name="P25" style:family="paragraph" style:parent-style-name="Text_20_body">
      <style:paragraph-properties fo:line-height="100%" fo:text-align="start" style:justify-single-word="false"/>
      <style:text-properties style:font-name="Times New Roman" fo:font-weight="normal" officeooo:rsid="00308deb" officeooo:paragraph-rsid="00308deb" style:font-weight-asian="normal" style:font-weight-complex="normal"/>
    </style:style>
    <style:style style:name="P26" style:family="paragraph" style:parent-style-name="Text_20_body">
      <style:paragraph-properties fo:line-height="100%" fo:text-align="start" style:justify-single-word="false"/>
      <style:text-properties style:font-name="Times New Roman" fo:font-weight="normal" officeooo:rsid="004f2597" officeooo:paragraph-rsid="004f2597" style:font-weight-asian="normal" style:font-weight-complex="normal"/>
    </style:style>
    <style:style style:name="P27" style:family="paragraph" style:parent-style-name="Text_20_body">
      <style:paragraph-properties fo:line-height="100%" fo:text-align="start" style:justify-single-word="false"/>
      <style:text-properties style:font-name="Times New Roman" fo:font-weight="normal" officeooo:rsid="00702d5f" officeooo:paragraph-rsid="00702d5f" style:font-weight-asian="normal" style:font-weight-complex="normal"/>
    </style:style>
    <style:style style:name="P28" style:family="paragraph" style:parent-style-name="Text_20_body">
      <style:paragraph-properties fo:line-height="100%" fo:text-align="start" style:justify-single-word="false"/>
      <style:text-properties style:font-name="Times New Roman" fo:font-weight="normal" officeooo:rsid="00702d5f" officeooo:paragraph-rsid="00748b95" style:font-weight-asian="normal" style:font-weight-complex="normal"/>
    </style:style>
    <style:style style:name="P29" style:family="paragraph" style:parent-style-name="Text_20_body">
      <style:paragraph-properties fo:line-height="100%"/>
      <style:text-properties style:font-name="Times New Roman"/>
    </style:style>
    <style:style style:name="P30" style:family="paragraph" style:parent-style-name="Text_20_body">
      <style:paragraph-properties fo:line-height="100%"/>
      <style:text-properties style:font-name="Times New Roman" officeooo:rsid="003df207" officeooo:paragraph-rsid="003df207"/>
    </style:style>
    <style:style style:name="P31" style:family="paragraph" style:parent-style-name="Text_20_body">
      <style:paragraph-properties fo:margin-top="0in" fo:margin-bottom="0in" loext:contextual-spacing="false" fo:line-height="100%"/>
      <style:text-properties style:font-name="Times New Roman"/>
    </style:style>
    <style:style style:name="P32" style:family="paragraph" style:parent-style-name="Text_20_body">
      <style:paragraph-properties fo:margin-top="0in" fo:margin-bottom="0in" loext:contextual-spacing="false" fo:line-height="100%"/>
      <style:text-properties style:font-name="Times New Roman" officeooo:rsid="003bfd9d" officeooo:paragraph-rsid="003bfd9d"/>
    </style:style>
    <style:style style:name="P33" style:family="paragraph" style:parent-style-name="Text_20_body">
      <style:paragraph-properties fo:margin-top="0in" fo:margin-bottom="0in" loext:contextual-spacing="false" fo:line-height="100%"/>
      <style:text-properties style:font-name="Times New Roman" officeooo:rsid="003cd328" officeooo:paragraph-rsid="003cd328"/>
    </style:style>
    <style:style style:name="P34" style:family="paragraph" style:parent-style-name="Text_20_body">
      <style:paragraph-properties fo:margin-top="0in" fo:margin-bottom="0in" loext:contextual-spacing="false" fo:line-height="100%" fo:text-align="start" style:justify-single-word="false"/>
      <style:text-properties style:font-name="Times New Roman" fo:font-weight="normal" officeooo:rsid="003bfd9d" officeooo:paragraph-rsid="00a0bc4d" style:font-weight-asian="normal" style:font-weight-complex="normal"/>
    </style:style>
    <style:style style:name="P35" style:family="paragraph" style:parent-style-name="Text_20_body">
      <style:paragraph-properties fo:line-height="100%" fo:text-align="start" style:justify-single-word="false"/>
      <style:text-properties style:font-name="Times New Roman" fo:font-weight="bold" officeooo:rsid="001a5de5" officeooo:paragraph-rsid="001a5de5" style:font-weight-asian="bold" style:font-weight-complex="bold"/>
    </style:style>
    <style:style style:name="P36" style:family="paragraph" style:parent-style-name="Text_20_body">
      <style:paragraph-properties fo:line-height="100%" fo:text-align="start" style:justify-single-word="false"/>
      <style:text-properties style:font-name="Times New Roman" fo:font-weight="bold" officeooo:rsid="00a0bc4d" officeooo:paragraph-rsid="0026e3f0" style:font-weight-asian="bold" style:font-weight-complex="bold"/>
    </style:style>
    <style:style style:name="P37" style:family="paragraph" style:parent-style-name="Text_20_body">
      <style:paragraph-properties fo:line-height="100%" fo:text-align="start" style:justify-single-word="false"/>
      <style:text-properties style:font-name="Times New Roman" fo:font-weight="normal" officeooo:rsid="001a5de5" officeooo:paragraph-rsid="00308deb" style:font-weight-asian="normal" style:font-weight-complex="normal"/>
    </style:style>
    <style:style style:name="P38" style:family="paragraph" style:parent-style-name="Text_20_body">
      <style:paragraph-properties fo:line-height="100%" fo:text-align="start" style:justify-single-word="false"/>
      <style:text-properties style:font-name="Times New Roman" fo:font-weight="normal" officeooo:rsid="00702d5f" officeooo:paragraph-rsid="00748b95" style:font-weight-asian="normal" style:font-weight-complex="normal"/>
    </style:style>
    <style:style style:name="P39" style:family="paragraph" style:parent-style-name="Text_20_body">
      <style:paragraph-properties fo:line-height="100%" fo:text-align="start" style:justify-single-word="false"/>
      <style:text-properties style:font-name="Times New Roman" fo:font-style="normal" fo:font-weight="normal" officeooo:rsid="009dddcb" officeooo:paragraph-rsid="009a7dab" style:font-style-asian="normal" style:font-weight-asian="normal" style:font-style-complex="normal" style:font-weight-complex="normal"/>
    </style:style>
    <style:style style:name="P40" style:family="paragraph" style:parent-style-name="Text_20_body">
      <style:paragraph-properties fo:line-height="100%" fo:text-align="start" style:justify-single-word="false"/>
      <style:text-properties style:font-name="Times New Roman" fo:font-style="normal" fo:font-weight="normal" officeooo:rsid="00b97616" officeooo:paragraph-rsid="00b97616" style:font-style-asian="normal" style:font-weight-asian="normal" style:font-style-complex="normal" style:font-weight-complex="normal"/>
    </style:style>
    <style:style style:name="P41" style:family="paragraph" style:parent-style-name="Text_20_body">
      <style:paragraph-properties fo:line-height="100%" fo:text-align="start" style:justify-single-word="false"/>
      <style:text-properties style:font-name="Times New Roman" fo:font-style="normal" fo:font-weight="normal" officeooo:rsid="00bf02cb" officeooo:paragraph-rsid="00bf02cb" style:font-style-asian="normal" style:font-weight-asian="normal" style:font-style-complex="normal" style:font-weight-complex="normal"/>
    </style:style>
    <style:style style:name="P42" style:family="paragraph" style:parent-style-name="Text_20_body" style:list-style-name="L1">
      <style:paragraph-properties fo:line-height="100%"/>
      <style:text-properties style:font-name="Times New Roman"/>
    </style:style>
    <style:style style:name="P43" style:family="paragraph" style:parent-style-name="Text_20_body">
      <style:paragraph-properties fo:line-height="100%"/>
      <style:text-properties style:font-name="Times New Roman" officeooo:rsid="0032c796"/>
    </style:style>
    <style:style style:name="P44" style:family="paragraph" style:parent-style-name="Text_20_body" style:list-style-name="L2">
      <style:paragraph-properties fo:line-height="100%"/>
    </style:style>
    <style:style style:name="P45" style:family="paragraph" style:parent-style-name="Text_20_body">
      <style:paragraph-properties fo:line-height="100%" fo:text-align="start" style:justify-single-word="false"/>
      <style:text-properties officeooo:paragraph-rsid="00a7ea1a"/>
    </style:style>
    <style:style style:name="P46" style:family="paragraph" style:parent-style-name="Text_20_body">
      <style:paragraph-properties fo:line-height="100%" fo:text-align="start" style:justify-single-word="false"/>
      <style:text-properties officeooo:paragraph-rsid="00a8ebaf"/>
    </style:style>
    <style:style style:name="P47" style:family="paragraph" style:parent-style-name="Text_20_body">
      <style:paragraph-properties fo:line-height="100%" fo:text-align="start" style:justify-single-word="false"/>
      <style:text-properties officeooo:rsid="00ab7a81" officeooo:paragraph-rsid="00ab7a81"/>
    </style:style>
    <style:style style:name="P48" style:family="paragraph" style:parent-style-name="Text_20_body">
      <style:paragraph-properties fo:line-height="100%" fo:text-align="start" style:justify-single-word="false"/>
      <style:text-properties fo:font-weight="bold" officeooo:rsid="00ad0699" officeooo:paragraph-rsid="00ad0699" style:font-weight-asian="bold" style:font-weight-complex="bold"/>
    </style:style>
    <style:style style:name="P49" style:family="paragraph" style:parent-style-name="Text_20_body">
      <style:paragraph-properties fo:line-height="100%" fo:text-align="start" style:justify-single-word="false"/>
      <style:text-properties fo:font-weight="bold" officeooo:rsid="00adc707" officeooo:paragraph-rsid="00adc707" style:font-weight-asian="bold" style:font-weight-complex="bold"/>
    </style:style>
    <style:style style:name="P50" style:family="paragraph" style:parent-style-name="Text_20_body">
      <style:paragraph-properties fo:line-height="100%" fo:text-align="start" style:justify-single-word="false"/>
      <style:text-properties fo:font-weight="bold" officeooo:rsid="00adc707" officeooo:paragraph-rsid="00b01163" style:font-weight-asian="bold" style:font-weight-complex="bold"/>
    </style:style>
    <style:style style:name="P51" style:family="paragraph" style:parent-style-name="Text_20_body">
      <style:paragraph-properties fo:line-height="100%" fo:text-align="start" style:justify-single-word="false"/>
      <style:text-properties fo:font-weight="bold" officeooo:rsid="00ae7c15" officeooo:paragraph-rsid="00ae7c15" style:font-weight-asian="bold" style:font-weight-complex="bold"/>
    </style:style>
    <style:style style:name="P52" style:family="paragraph" style:parent-style-name="Text_20_body">
      <style:paragraph-properties fo:line-height="100%" fo:text-align="start" style:justify-single-word="false"/>
      <style:text-properties fo:font-weight="bold" officeooo:rsid="00b47227" officeooo:paragraph-rsid="00b47227" style:font-weight-asian="bold" style:font-weight-complex="bold"/>
    </style:style>
    <style:style style:name="P53" style:family="paragraph" style:parent-style-name="Text_20_body">
      <style:paragraph-properties fo:margin-top="0in" fo:margin-bottom="0in" loext:contextual-spacing="false" fo:line-height="100%" fo:text-align="start" style:justify-single-word="false"/>
      <style:text-properties style:font-name="Times New Roman" fo:font-weight="normal" officeooo:rsid="00bb8408" officeooo:paragraph-rsid="00bb8408" style:font-weight-asian="normal" style:font-weight-complex="normal"/>
    </style:style>
    <style:style style:name="P54" style:family="paragraph" style:parent-style-name="Text_20_body">
      <style:paragraph-properties fo:margin-top="0in" fo:margin-bottom="0in" loext:contextual-spacing="false" fo:line-height="100%" fo:text-align="start" style:justify-single-word="false"/>
      <style:text-properties style:font-name="Times New Roman" fo:font-weight="normal" officeooo:rsid="00c31384" officeooo:paragraph-rsid="00c31384" style:font-weight-asian="normal" style:font-weight-complex="normal"/>
    </style:style>
    <style:style style:name="P55" style:family="paragraph" style:parent-style-name="Text_20_body" style:list-style-name="L1">
      <style:paragraph-properties fo:margin-top="0in" fo:margin-bottom="0in" loext:contextual-spacing="false" fo:line-height="100%"/>
      <style:text-properties style:font-name="Times New Roman"/>
    </style:style>
    <style:style style:name="P56" style:family="paragraph" style:parent-style-name="Text_20_body" style:list-style-name="L2">
      <style:paragraph-properties fo:margin-top="0in" fo:margin-bottom="0in" loext:contextual-spacing="false" fo:line-height="100%"/>
      <style:text-properties style:font-name="Times New Roman"/>
    </style:style>
    <style:style style:name="P57" style:family="paragraph" style:parent-style-name="Text_20_body" style:list-style-name="L1">
      <style:paragraph-properties fo:margin-top="0in" fo:margin-bottom="0in" loext:contextual-spacing="false" fo:line-height="100%"/>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Times New Roman1" fo:font-size="11pt" fo:font-style="normal" style:text-underline-style="none" fo:font-weight="normal" officeooo:rsid="00a4eae5" officeooo:paragraph-rsid="00a4eae5" style:text-blinking="false" fo:background-color="transparen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officeooo:rsid="005a26cb" style:font-style-asian="normal" style:font-style-complex="normal"/>
    </style:style>
    <style:style style:name="T4" style:family="text">
      <style:text-properties style:font-name="Times New Roman" fo:font-style="normal" officeooo:rsid="005fb084" style:font-style-asian="normal" style:font-style-complex="normal"/>
    </style:style>
    <style:style style:name="T5" style:family="text">
      <style:text-properties style:font-name="Times New Roman" fo:font-style="normal" officeooo:rsid="00671028" style:font-style-asian="normal" style:font-style-complex="normal"/>
    </style:style>
    <style:style style:name="T6" style:family="text">
      <style:text-properties style:font-name="Times New Roman" fo:font-style="normal" officeooo:rsid="0067aa24" style:font-style-asian="normal" style:font-style-complex="normal"/>
    </style:style>
    <style:style style:name="T7" style:family="text">
      <style:text-properties style:font-name="Times New Roman" fo:font-style="normal" officeooo:rsid="00684c8d" style:font-style-asian="normal" style:font-style-complex="normal"/>
    </style:style>
    <style:style style:name="T8" style:family="text">
      <style:text-properties style:font-name="Times New Roman" fo:font-style="normal" officeooo:rsid="006a1798" style:font-style-asian="normal" style:font-style-complex="normal"/>
    </style:style>
    <style:style style:name="T9" style:family="text">
      <style:text-properties style:font-name="Times New Roman" fo:font-style="normal" officeooo:rsid="007c6307" style:font-style-asian="normal" style:font-style-complex="normal"/>
    </style:style>
    <style:style style:name="T10" style:family="text">
      <style:text-properties style:font-name="Times New Roman" fo:font-style="normal" officeooo:rsid="007c7447" style:font-style-asian="normal" style:font-style-complex="normal"/>
    </style:style>
    <style:style style:name="T11" style:family="text">
      <style:text-properties style:font-name="Times New Roman" fo:font-style="normal" officeooo:rsid="007c796d" style:font-style-asian="normal" style:font-style-complex="normal"/>
    </style:style>
    <style:style style:name="T12" style:family="text">
      <style:text-properties style:font-name="Times New Roman" fo:font-style="normal" officeooo:rsid="00954e2d" style:font-style-asian="normal" style:font-style-complex="normal"/>
    </style:style>
    <style:style style:name="T13" style:family="text">
      <style:text-properties style:font-name="Times New Roman" fo:font-style="normal" officeooo:rsid="0095f963" style:font-style-asian="normal" style:font-style-complex="normal"/>
    </style:style>
    <style:style style:name="T14" style:family="text">
      <style:text-properties style:font-name="Times New Roman" fo:font-style="normal" officeooo:rsid="00986527" style:font-style-asian="normal" style:font-style-complex="normal"/>
    </style:style>
    <style:style style:name="T15" style:family="text">
      <style:text-properties style:font-name="Times New Roman" fo:font-style="normal" officeooo:rsid="009a33b8" style:font-style-asian="normal" style:font-style-complex="normal"/>
    </style:style>
    <style:style style:name="T16" style:family="text">
      <style:text-properties style:font-name="Times New Roman" fo:font-style="italic" officeooo:rsid="005fb084" style:font-style-asian="italic" style:font-style-complex="italic"/>
    </style:style>
    <style:style style:name="T17" style:family="text">
      <style:text-properties style:font-name="Times New Roman" fo:font-style="italic" officeooo:rsid="007c6307" style:font-style-asian="italic" style:font-style-complex="italic"/>
    </style:style>
    <style:style style:name="T18" style:family="text">
      <style:text-properties style:font-name="Times New Roman" fo:font-style="italic" officeooo:rsid="00954e2d" style:font-style-asian="italic" style:font-style-complex="italic"/>
    </style:style>
    <style:style style:name="T19" style:family="text">
      <style:text-properties style:font-name="Times New Roman" fo:font-style="italic" officeooo:rsid="00986527" style:font-style-asian="italic" style:font-style-complex="italic"/>
    </style:style>
    <style:style style:name="T20" style:family="text">
      <style:text-properties style:font-name="Times New Roman" fo:font-style="italic" officeooo:rsid="005fb084" style:font-style-asian="normal" style:font-style-complex="normal"/>
    </style:style>
    <style:style style:name="T21" style:family="text">
      <style:text-properties style:font-name="Times New Roman" fo:font-style="italic" officeooo:rsid="00684c8d" style:font-style-asian="normal" style:font-style-complex="normal"/>
    </style:style>
    <style:style style:name="T22" style:family="text">
      <style:text-properties style:font-name="Times New Roman" fo:font-style="italic" officeooo:rsid="007c7447" style:font-style-asian="normal" style:font-style-complex="normal"/>
    </style:style>
    <style:style style:name="T23" style:family="text">
      <style:text-properties style:font-name="Times New Roman" fo:font-style="italic" officeooo:rsid="0095f963"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7e40ff" style:font-weight-asian="normal" style:font-weight-complex="normal"/>
    </style:style>
    <style:style style:name="T26" style:family="text">
      <style:text-properties officeooo:rsid="00340ae4"/>
    </style:style>
    <style:style style:name="T27" style:family="text">
      <style:text-properties officeooo:rsid="003d8dec"/>
    </style:style>
    <style:style style:name="T28" style:family="text">
      <style:text-properties officeooo:rsid="0041bdcb"/>
    </style:style>
    <style:style style:name="T29" style:family="text">
      <style:text-properties officeooo:rsid="004fe4c3"/>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5a26cb" style:font-style-asian="normal" style:font-style-complex="normal"/>
    </style:style>
    <style:style style:name="T34" style:family="text">
      <style:text-properties fo:font-style="normal" officeooo:rsid="005bd12d" style:font-style-asian="normal" style:font-style-complex="normal"/>
    </style:style>
    <style:style style:name="T35" style:family="text">
      <style:text-properties fo:font-style="normal" officeooo:rsid="009dddcb" style:font-style-asian="normal" style:font-style-complex="normal"/>
    </style:style>
    <style:style style:name="T36" style:family="text">
      <style:text-properties fo:font-style="normal" officeooo:rsid="00bd0e1b" style:font-style-asian="normal" style:font-style-complex="normal"/>
    </style:style>
    <style:style style:name="T37" style:family="text">
      <style:text-properties fo:font-style="normal" officeooo:rsid="00bd39e6" style:font-style-asian="normal" style:font-style-complex="normal"/>
    </style:style>
    <style:style style:name="T38" style:family="text">
      <style:text-properties fo:font-style="normal" officeooo:rsid="00c24d16"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7e40ff" style:font-style-asian="normal" style:font-weight-asian="normal" style:font-style-complex="normal" style:font-weight-complex="normal"/>
    </style:style>
    <style:style style:name="T41" style:family="text">
      <style:text-properties fo:font-style="normal" fo:font-weight="normal" officeooo:rsid="0080d513" style:font-style-asian="normal" style:font-weight-asian="normal" style:font-style-complex="normal" style:font-weight-complex="normal"/>
    </style:style>
    <style:style style:name="T42" style:family="text">
      <style:text-properties fo:font-style="normal" fo:font-weight="normal" officeooo:rsid="0081463b" style:font-style-asian="normal" style:font-weight-asian="normal" style:font-style-complex="normal" style:font-weight-complex="normal"/>
    </style:style>
    <style:style style:name="T43" style:family="text">
      <style:text-properties fo:font-style="normal" fo:font-weight="normal" officeooo:rsid="00830687" style:font-style-asian="normal" style:font-weight-asian="normal" style:font-style-complex="normal" style:font-weight-complex="normal"/>
    </style:style>
    <style:style style:name="T44" style:family="text">
      <style:text-properties fo:font-style="normal" fo:font-weight="normal" officeooo:rsid="00832bed" style:font-style-asian="normal" style:font-weight-asian="normal" style:font-style-complex="normal" style:font-weight-complex="normal"/>
    </style:style>
    <style:style style:name="T45" style:family="text">
      <style:text-properties fo:font-style="normal" fo:font-weight="normal" officeooo:rsid="008412bf" style:font-style-asian="normal" style:font-weight-asian="normal" style:font-style-complex="normal" style:font-weight-complex="normal"/>
    </style:style>
    <style:style style:name="T46" style:family="text">
      <style:text-properties fo:font-style="normal" fo:font-weight="normal" officeooo:rsid="00841da7" style:font-style-asian="normal" style:font-weight-asian="normal" style:font-style-complex="normal" style:font-weight-complex="normal"/>
    </style:style>
    <style:style style:name="T47" style:family="text">
      <style:text-properties fo:font-style="normal" fo:font-weight="normal" officeooo:rsid="0085cd10" style:font-style-asian="normal" style:font-weight-asian="normal" style:font-style-complex="normal" style:font-weight-complex="normal"/>
    </style:style>
    <style:style style:name="T48" style:family="text">
      <style:text-properties fo:font-style="normal" fo:font-weight="normal" officeooo:rsid="00863d62" style:font-style-asian="normal" style:font-weight-asian="normal" style:font-style-complex="normal" style:font-weight-complex="normal"/>
    </style:style>
    <style:style style:name="T49" style:family="text">
      <style:text-properties fo:font-style="normal" fo:font-weight="normal" officeooo:rsid="008732a8" style:font-style-asian="normal" style:font-weight-asian="normal" style:font-style-complex="normal" style:font-weight-complex="normal"/>
    </style:style>
    <style:style style:name="T50" style:family="text">
      <style:text-properties fo:font-style="normal" fo:font-weight="normal" officeooo:rsid="0087c798" style:font-style-asian="normal" style:font-weight-asian="normal" style:font-style-complex="normal" style:font-weight-complex="normal"/>
    </style:style>
    <style:style style:name="T51" style:family="text">
      <style:text-properties fo:font-style="normal" fo:font-weight="normal" officeooo:rsid="008c9e5b" style:font-style-asian="normal" style:font-weight-asian="normal" style:font-style-complex="normal" style:font-weight-complex="normal"/>
    </style:style>
    <style:style style:name="T52" style:family="text">
      <style:text-properties fo:font-style="normal" fo:font-weight="normal" officeooo:rsid="008d53fa" style:font-style-asian="normal" style:font-weight-asian="normal" style:font-style-complex="normal" style:font-weight-complex="normal"/>
    </style:style>
    <style:style style:name="T53" style:family="text">
      <style:text-properties fo:font-style="normal" fo:font-weight="normal" officeooo:rsid="008e3fad" style:font-style-asian="normal" style:font-weight-asian="normal" style:font-style-complex="normal" style:font-weight-complex="normal"/>
    </style:style>
    <style:style style:name="T54" style:family="text">
      <style:text-properties fo:font-style="normal" fo:font-weight="normal" officeooo:rsid="008f57ca" style:font-style-asian="normal" style:font-weight-asian="normal" style:font-style-complex="normal" style:font-weight-complex="normal"/>
    </style:style>
    <style:style style:name="T55" style:family="text">
      <style:text-properties fo:font-style="normal" fo:font-weight="normal" officeooo:rsid="00964d8c" style:font-style-asian="normal" style:font-weight-asian="normal" style:font-style-complex="normal" style:font-weight-complex="normal"/>
    </style:style>
    <style:style style:name="T56" style:family="text">
      <style:text-properties fo:font-style="normal" fo:font-weight="normal" officeooo:rsid="0096b39d" style:font-style-asian="normal" style:font-weight-asian="normal" style:font-style-complex="normal" style:font-weight-complex="normal"/>
    </style:style>
    <style:style style:name="T57" style:family="text">
      <style:text-properties fo:font-style="normal" fo:font-weight="normal" officeooo:rsid="009c10c0" style:font-style-asian="normal" style:font-weight-asian="normal" style:font-style-complex="normal" style:font-weight-complex="normal"/>
    </style:style>
    <style:style style:name="T58" style:family="text">
      <style:text-properties fo:font-style="normal" fo:font-weight="normal" officeooo:rsid="009d818b" style:font-style-asian="normal" style:font-weight-asian="normal" style:font-style-complex="normal" style:font-weight-complex="normal"/>
    </style:style>
    <style:style style:name="T59" style:family="text">
      <style:text-properties fo:font-style="normal" fo:font-weight="normal" officeooo:rsid="009dddcb" style:font-style-asian="normal" style:font-weight-asian="normal" style:font-style-complex="normal" style:font-weight-complex="normal"/>
    </style:style>
    <style:style style:name="T60" style:family="text">
      <style:text-properties officeooo:rsid="005bd12d"/>
    </style:style>
    <style:style style:name="T61" style:family="text">
      <style:text-properties officeooo:rsid="0071d315"/>
    </style:style>
    <style:style style:name="T62" style:family="text">
      <style:text-properties officeooo:rsid="007658ca"/>
    </style:style>
    <style:style style:name="T63" style:family="text">
      <style:text-properties officeooo:rsid="007810da"/>
    </style:style>
    <style:style style:name="T64" style:family="text">
      <style:text-properties style:text-position="super 58%" officeooo:rsid="007810da"/>
    </style:style>
    <style:style style:name="T65" style:family="text">
      <style:text-properties style:text-position="super 58%" style:font-name="Times New Roman" fo:font-style="italic" officeooo:rsid="007c6307" style:font-style-asian="italic" style:font-style-complex="italic"/>
    </style:style>
    <style:style style:name="T66" style:family="text">
      <style:text-properties style:text-position="super 58%" officeooo:rsid="00ba3fdb"/>
    </style:style>
    <style:style style:name="T67" style:family="text">
      <style:text-properties fo:font-variant="normal" fo:text-transform="none" fo:color="#000000" style:text-line-through-style="none" style:text-line-through-type="none" style:font-name="Times New Roman1" fo:font-size="11pt" fo:font-style="normal" style:text-underline-style="none"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1" fo:font-size="11pt" fo:font-style="normal" style:text-underline-style="none" officeooo:rsid="00aad59f"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1" fo:font-size="11pt" fo:font-style="normal" style:text-underline-style="none" fo:font-weight="normal" officeooo:rsid="00a375c2"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1" fo:font-size="11pt" fo:font-style="normal" style:text-underline-style="none" fo:font-weight="normal" officeooo:rsid="00a4bcee"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1" fo:font-size="11pt" fo:font-style="normal" style:text-underline-style="none" fo:font-weight="normal" officeooo:rsid="00a4eae5"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1" fo:font-size="11pt" fo:font-style="normal" style:text-underline-style="none" fo:font-weight="normal" officeooo:rsid="00a6886f"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1" fo:font-size="11pt" fo:font-style="normal" style:text-underline-style="none" fo:font-weight="normal" officeooo:rsid="00a7ea1a"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1" fo:font-size="11pt" fo:font-style="normal" style:text-underline-style="none" fo:font-weight="normal" officeooo:rsid="00a8ebaf"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1" fo:font-size="11pt" fo:font-style="normal" style:text-underline-style="none" fo:font-weight="normal" officeooo:rsid="00aa4508"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1" fo:font-size="11pt" fo:font-style="normal" style:text-underline-style="none" fo:font-weight="normal" officeooo:rsid="00aad59f"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1" fo:font-size="11pt" fo:font-style="normal" style:text-underline-style="none" fo:font-weight="normal" officeooo:rsid="00ae7c15"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1" fo:font-size="11pt" fo:font-style="normal" style:text-underline-style="none" fo:font-weight="normal" officeooo:rsid="00afbd23"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1" fo:font-size="11pt" fo:font-style="normal" style:text-underline-style="none" fo:font-weight="normal" officeooo:rsid="00b01163"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1" fo:font-size="11pt" fo:font-style="normal" style:text-underline-style="none" fo:font-weight="normal" officeooo:rsid="00b150fe"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1" fo:font-size="11pt" fo:font-style="normal" style:text-underline-style="none" fo:font-weight="normal" officeooo:rsid="00b2e6ff"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1" fo:font-size="11pt" fo:font-style="normal" style:text-underline-style="none" fo:font-weight="normal" officeooo:rsid="00b5914d"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style:font-name="Times New Roman1" fo:font-size="11pt" fo:font-style="normal" style:text-underline-style="none" fo:font-weight="normal" officeooo:rsid="00b5a63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style:font-name="Times New Roman1" fo:font-size="11pt" fo:font-style="normal" style:text-underline-style="none" fo:font-weight="normal" officeooo:rsid="00b8e0b0"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style:font-name="Times New Roman1" fo:font-size="11pt" fo:font-style="italic" style:text-underline-style="none" fo:font-weight="normal" officeooo:rsid="00b6e1c5" style:text-blinking="false" fo:background-color="transparent" loext:char-shading-value="0" style:font-style-asian="italic" style:font-weight-asian="normal" style:font-style-complex="italic" style:font-weight-complex="normal"/>
    </style:style>
    <style:style style:name="T88" style:family="text">
      <style:text-properties officeooo:rsid="00ba3fdb"/>
    </style:style>
    <style:style style:name="T89" style:family="text">
      <style:text-properties officeooo:rsid="00c2038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Final Project Proposal</text:p>
      <text:p text:style-name="P14">CS 585</text:p>
      <text:p text:style-name="P14">Fall 2017</text:p>
      <text:p text:style-name="P14">Trevor Kearns, Ian Torres</text:p>
      <text:p text:style-name="P14"/>
      <text:p text:style-name="P1">Tell all the truth but tell it slant —</text:p>
      <text:p text:style-name="P2">Success in Circuit lies</text:p>
      <text:p text:style-name="P24"><text:tab/><text:tab/><text:tab/><text:tab/>– Emily Dickinson</text:p>
      <text:p text:style-name="P35">Overview</text:p>
      <text:p text:style-name="P37">Poetry constitutes one of the most information-dense kinds of text since it operates on cognitive, affective, and self-reflexive levels, often simultaneously and in ways that tend not to produce stable or singular meanings. It is capable of building associative networks among any number of domains of human knowledge or activity through its figurative techniques, which span the range known to natural languages, and its characteristic reliance on linguistic and formal innovation makes it difficult to develop predictive models for. Furthermore, poetry relies on the intersubjectivity of the writer and the reader in order to generate meaning: the way one decides to read a poem can itself reveal an entirely new layer of meaning inherent in the text. As such, the interpretation and analysis of poetry has chiefly occurred within discursive disciplines such as literary studies and history, rather than in quantitative fields. In short, poetry is one of the most challenging genres for natural language processing.</text:p>
      <text:p text:style-name="P25">Why apply NLP to poetry, then? <text:span text:style-name="T28">As with Mt. Everest, because it is there. There are also more specific reasons beyond this general motivation for scientific inquiry, however. To take the most ambitious one first: Humanity is characterized by its use of language as a primary way to represent, store, communicate, and create knowledge, and as AI systems that interact with humans chiefly or exclusively through language continue to advance, it becomes increasingly necessary to endow such systems with similar epistemological capacities to meet rising expectations for ease of use and accuracy. Poetry is widely regarded as the place where the full capabilities of language are developed and employed, to the extent that expressive innovation in other language domains is often described as “poetic” or “lyrical.” So training NLP systems to contend with the density of meaning in poetic texts, no matter how technically challenging, seems in this light to offer much to the advancement of language-based AI systems; if these systems could handle the ambiguity and richness of poetic expression, surely they would be better positioned to handle the ambiguity of everyday speech.</text:span></text:p>
      <text:p text:style-name="P26">This is <text:span text:style-name="T29">too lofty a goal for this project, however, so we point instead to a more practical domain for NLP analysis of poetry: the Digital Humanities. Literary scholars have largely done their work without the benefit of quantitative data, but since the advent of NLP and data science, it is now possible to make this quantitative dimension available to their pursuits. Machine learning and NLP methods have already been used in the field of stylometry to identify the authors of dramatic and poetic texts [1], [2], rhetorical analysis with NLP has been used to both predict authors and generate texts in their style [3], and in general, stylometry has advanced greatly in recent decades with the help of NLP [4]. Much more could be learned about the features of poetry from different time periods and by different authors through the application of NLP; this new knowledge might then lead to new insights about literary history, aesthetic influence, and so on.</text:span></text:p>
      <text:p text:style-name="P15"/>
      <text:p text:style-name="P15"><text:soft-page-break/>Proposal</text:p>
      <text:p text:style-name="P46"><text:bookmark text:name="docs-internal-guid-4b05c7f9-2a81-f7bb-5f16-18cf68ce34fa"/><text:span text:style-name="T69">With this in mind, we propose to use extant NLP resources to study patterns of affect in the poetry of Emily Dickinson. Using validated lexicons and tools for affect analysis, we will </text:span><text:span text:style-name="T72">first </text:span><text:span text:style-name="T69">generate affective profiles for her poems (an “affect vector” corresponding to affect scores computed for each line, </text:span><text:span text:style-name="T71">perhaps weighted against the affect score of the sentences that span the lines)</text:span><text:span text:style-name="T69"> as well as an averaged affect for each poem. </text:span><text:span text:style-name="T72">Generating an affect vector from line scores, while still crude by the actual measure of how human beings understand and respond to the generation of affect from complex syntax, is still a marked </text:span><text:span text:style-name="T73">improvement</text:span><text:span text:style-name="T72"> from the traditional bag-of-words approach, which ignores the way poetry encodes meaning in </text:span><text:span text:style-name="T73">structure via the use of line and stanza breaks. </text:span><text:span text:style-name="T70">In the process, we will produce the first affectively annotated corpus of her poetry, </text:span><text:span text:style-name="T75">one that may be used by other researchers in tandem with the lexicon we choose to generate the affect scores.</text:span></text:p>
      <text:p text:style-name="P45"><text:span text:style-name="T74">We will then investigate her corpus through the lens of these profiles. We plan to</text:span><text:span text:style-name="T69"> group poems by profile (projected onto 2 dimensions) and map profile to poetic theme (as determined by a human annotator) as well as to time period in her writing career. This will provide an affective landscape of her entire body of work.</text:span><text:span text:style-name="T70"> </text:span><text:span text:style-name="T69">Time permitting, we can also generate affect profiles for contemporaneous writers </text:span><text:span text:style-name="T71">(normalized against their own longest poems), then superimpose their affective cluster graphs to see how closely Dickinson’s typical affective patterns agree with or diverge from them. We could also create an epochal average against which to compare Dickinson’s work. </text:span><text:span text:style-name="T76">However, these are secondary goals; our primary aim is to create the initial affective landscape with which to better understand Dickinson’s work </text:span><text:span text:style-name="T77">as a whole.</text:span></text:p>
      <text:p text:style-name="P47"><text:span text:style-name="T77"/></text:p>
      <text:p text:style-name="P48"><text:span text:style-name="T68">P</text:span><text:span text:style-name="T67">reliminary Experiment</text:span></text:p>
      <text:p text:style-name="P50"><text:span text:style-name="T79">As a baseline algorithm, we will </text:span><text:span text:style-name="T81">take a sample of Dickinson’s work and </text:span><text:span text:style-name="T79">use an established lexicon to generate affective line scores and poem averages by simply compiling and averaging the affective scores for individual words in each line, ignoring the contributions of syntax and enjambment. This is effectively the </text:span><text:span text:style-name="T80">naive </text:span><text:span text:style-name="T79">bag-of-words approach deployed on each line, then on each poem. </text:span><text:span text:style-name="T78">We will </text:span><text:span text:style-name="T80">then </text:span><text:span text:style-name="T78">create the affect profiler, </text:span><text:span text:style-name="T80">which will account to a more subtle extent for syntax and enjambment, </text:span><text:span text:style-name="T78">using </text:span><text:span text:style-name="T80">the same</text:span><text:span text:style-name="T78"> lexicon, </text:span><text:span text:style-name="T79">and run it on</text:span><text:span text:style-name="T81"> the sample.</text:span></text:p>
      <text:p text:style-name="P50"><text:span text:style-name="T81">A human annotator professionally trained in the analysis of poetry will read and score the sample, and both baseline and profiler scores will be compared against these annotations to validate </text:span><text:span text:style-name="T82">our basic approach.</text:span></text:p>
      <text:p text:style-name="P49"><text:span text:style-name="T78"/></text:p>
      <text:p text:style-name="P49"><text:span text:style-name="T67">Challenges</text:span></text:p>
      <text:p text:style-name="P51"><text:span text:style-name="T78">Since </text:span><text:span text:style-name="T87">n</text:span><text:span text:style-name="T85">-gram</text:span><text:span text:style-name="T78"> </text:span><text:span text:style-name="T83">affect is not easily quantifiable, to say nothing of the subtle gradations and combinations of emotional meaning present in </text:span><text:span text:style-name="T86">the verses of a poem</text:span><text:span text:style-name="T83">, we will be relying on overly simplistic affective scoring mechanisms. To try to avoid subjective bias as much as possible, we will use a lexicon that has been developed and refined by researchers and is widely used in the field.</text:span></text:p>
      <text:p text:style-name="P52"><text:span text:style-name="T83">H</text:span><text:span text:style-name="T78">ere, a second complication arises: such lexicons are generally trained on contemporary corpora such as tweets and movie reviews. It is, of course, unlikely that Dickinson’s formulations will resemble typical bigrams or trigrams in these corpora, so our affective profiles will necessarily suffer from the inaccuracies of passing her work through a coarser filter of mostly irrelevant modern entries. However, these inaccuracies will apply equally <text:s/>across her work, so that the profiles can be reasonably compared to each other (or to profiles from other poets) so long as they are all generated from the same lexicon. The inaccuracy, in other words, arises in relation to the “true” affective profile of her words in </text:span><text:span text:style-name="T84">their</text:span><text:span text:style-name="T78"> historical and social context, but there is no validated lexicon that would allow us to achieve that level of accuracy.</text:span></text:p>
      <text:p text:style-name="P58"/>
      <text:p text:style-name="P28"/>
      <text:p text:style-name="P28"/>
      <text:p text:style-name="P28"/>
      <text:p text:style-name="P28"><text:soft-page-break/>* create a system <text:span text:style-name="T62">that can predict the overall affect of a poem by ED by training on a test set of her poetry, checking against human annotation of overall poem affect. Start with bigram analysis to generate sentiment score for whole poem, add other kinds of analysis (semantic, syntactic, validated lexicons?) to improve the model.</text:span></text:p>
      <text:p text:style-name="P27">* <text:span text:style-name="T63">generate feature vector for ED’s poetry (may or may not include affect; needs to include formal/syntactic components like rhyme scheme, line length, imagery, compression?) and compare it against feature vectors for webscraped PoFo texts for 20</text:span><text:span text:style-name="T64">th</text:span><text:span text:style-name="T63"> century poets to map how similar their style is to ED’s.</text:span></text:p>
      <text:p text:style-name="P27">* to use extant NLP resources to study patterns of affect in the poetry of Emily Dickinson. Using validated lexicons and tools for affect analysis, we will <text:span text:style-name="T61">generate affective profiles for her poems (line by line) as well as an averaged affect for each poem, then map this data to poetic theme (as determined by a human annotator) as well as to time period in her writing career. (We could also use this affect profiler on poems from the same time period to calculate how similar her affective patterns were to contemporaneous literature, or to predict which poems were written by ED among a test set of mixed contemporaneous poetry?)</text:span></text:p>
      <text:p text:style-name="P25"/>
      <text:p text:style-name="P16">Background</text:p>
      <text:p text:style-name="P17"><text:span text:style-name="T24">Robust attempts have been made to develop automatic poetry analyzers for English texts, notably by Delmonte and Prati [5] </text:span><text:span text:style-name="T25">and, earlier, </text:span><text:span text:style-name="T24">Kaplan and Blei [6]. </text:span><text:span text:style-name="T25">The latter’s </text:span><text:span text:style-name="T40">American Poetry Style Analyzer (APSA) </text:span><text:span text:style-name="T41">goes beyond the traditional </text:span><text:span text:style-name="T42">word-occurrence strategies employed by simpler (though still </text:span><text:span text:style-name="T44">reasonably</text:span><text:span text:style-name="T42"> effective) NLP models to classify texts; </text:span><text:span text:style-name="T43">when calculating</text:span><text:span text:style-name="T44"> distances between poems in </text:span><text:span text:style-name="T46">a stylistic </text:span><text:span text:style-name="T44">vector space as a measure of similarity,</text:span><text:span text:style-name="T43"> </text:span><text:span text:style-name="T42">APSA also generates and employs “</text:span><text:span text:style-name="T44">orthographic, syntactic, and phonemic” features </text:span><text:span text:style-name="T48">from 84 metric dimensions</text:span><text:span text:style-name="T44">. </text:span><text:span text:style-name="T45">This is precisely the kind of deep analysis that the information density of poetry demands, </text:span><text:span text:style-name="T47">since </text:span><text:span text:style-name="T48">some</text:span><text:span text:style-name="T47"> of that information is latent in the structure of a poem and “collapsing text into a ‘bag of words’ loses the structural information that is critical to style” [6]. </text:span><text:span text:style-name="T49">APSA ignores semantic content in favor of objective markers of style, then projects the 84-dimensional vector onto 2 dimensions (via PCA) in order to cluster poems on a grid. </text:span><text:span text:style-name="T50">The authors note that APSA does not consider some important features of poetry, including prosodic analysis (which is often ambiguous even within literary criticism), amalgamated metrics like full-stop frequency (when a poetic line terminates in punctuation), and distinguishing among types of verbs (transitive, intransitive, copulas). </text:span><text:span text:style-name="T56">APSA has been widely adopted for further computational analysis of poetry, such as Kao and Jurafsky’s inquiry into the stylistic origins of aesthetic or affective effects in poetry written by professionals and amateurs [7]. </text:span></text:p>
      <text:p text:style-name="P18"><text:span text:style-name="T50">B</text:span><text:span text:style-name="T39">uilding on the potential APSA demonstrated for this kind of analysis, Delmonte and Prati’s Automatic Analysis of Poetic Structure and Rhythm with Syntax, Semantics and Phonology (SPARSAR) </text:span><text:span text:style-name="T51">adds several layers of deep analysis to generate a poem’s vector space; it calculates </text:span><text:span text:style-name="T52">and combines </text:span><text:span text:style-name="T51">Semantic Density (how “difficult” a poem is to read and understand), Deep Conceptual </text:span><text:span text:style-name="T53">(proportion of abstract to concrete words)</text:span><text:span text:style-name="T51">, Metrical Distance, Prosodic Distribution, and Rhyming Scheme Comparison indices </text:span><text:span text:style-name="T52">into a General Evaluation Index that is used to compare poems and situate them on gradients according to their features. </text:span><text:span text:style-name="T54">SPARSAR follows APSA’s lead in computing features for the structure of poems, generating values for lines and stanzas. </text:span><text:span text:style-name="T55">SPARSAR does about as much computation as is possible on a poetic corpus in terms of its stylistic features, making it a useful tool for generating a basis of comparison that can be combined with other features. </text:span></text:p>
      <text:p text:style-name="P19"><text:span text:style-name="T55">M</text:span><text:span text:style-name="T39">ore recently, NLP has been applied to more computationally slippery aspects of poetry, including metaphor. Kesarwani, Inkpen, Szpakowicz, and Tanasescu </text:span><text:span text:style-name="T57">have built a system that predicts a specific </text:span><text:soft-page-break/><text:span text:style-name="T57">kind of metaphorical structure in poetry, based on POS tag sequences, with aggregate accuracies in the .7 range [8]. </text:span><text:span text:style-name="T58">They are currently working on modeling techniques other than POS tagging and hope to “explore ways of quantifying commonalities and hierarchies between metaphor occurrences” that can be used in the analysis of other corpora. </text:span><text:span text:style-name="T59">Their work suggests that, as they believe, “poetry is amenable to computational methods,” although the split between somewhat easier-to-quantify features such as style and more ambiguous ones like metaphor, affect, and aesthetic effect, to say nothing of semantic meaning, also suggests that much more work needs to be done before a model might be capable of approaching a human-level understanding of the layered meaning of a poem.</text:span></text:p>
      <text:p text:style-name="P39"/>
      <text:p text:style-name="P20"><text:span text:style-name="T35">D</text:span><text:span text:style-name="T32">ataset</text:span></text:p>
      <text:p text:style-name="P40">We will use the complete collection of Emily Dickinson’s poetry (around 1770 poems). <text:span text:style-name="T88">These are</text:span> in the public domain, in a bulk text form amenable to automated processing, although we might have to visually inspect some elements to ensure that line breaks are preserved. <text:span text:style-name="T88">Should we proceed with a comparative study of her affective landscape against that of contemporaneous poets, 19</text:span><text:span text:style-name="T66">th</text:span><text:span text:style-name="T88">-century poetry is nearly all in the public domain as well and readily available at sites like Project Gutenberg.</text:span></text:p>
      <text:p text:style-name="P22"/>
      <text:p text:style-name="P36">Software Tools</text:p>
      <text:p text:style-name="P53">We will build an affective profiler that looks up Dickinson’s <text:span text:style-name="T31">n-</text:span><text:span text:style-name="T32">grams in a validated lexicon such as </text:span><text:span text:style-name="T36">Sentiment140</text:span><text:span text:style-name="T32">, </text:span><text:span text:style-name="T36">SentiWordNet, or the Stanford Sentiment TreeBank.</text:span><text:span text:style-name="T32"> </text:span><text:span text:style-name="T37">If we choose a lexicon that is also used in a poetry analyzer like SPARSAR or APSA, we might use those to compare our scores against. </text:span><text:span text:style-name="T38">To build the profiler, we will likely use NLTK or other packages that feature robust parsers and chunkers.</text:span></text:p>
      <text:p text:style-name="P54"><text:span text:style-name="T38"/></text:p>
      <text:p text:style-name="P54"><text:span text:style-name="T32">Alternatively, we might instead generate profiles using an affective system like SenticNet or AffectNet, in which case we would carry out the comparative studies mentioned as secondary goals above.</text:span></text:p>
      <text:p text:style-name="P34"/>
      <text:p text:style-name="P23"/>
      <text:p text:style-name="P21">Annotation</text:p>
      <text:p text:style-name="P41">Human annotation of affect in a sample of Dickinson’s work <text:span text:style-name="T89">(50-100 poems)</text:span> will be done by Trevor, who earned an M.F.A. in poetry from Cornell University and who teaches the subject at a community college. He will also classify her entire corpus by theme.</text:p>
      <text:p text:style-name="P23"/>
      <text:p text:style-name="P29">A 2-4 page document outlining the problem, your approach, possible dataset(s) and/or software systems to use. This proposal</text:p>
      <text:list xml:id="list1200666633287066193" text:style-name="L1">
        <text:list-item>
          <text:p text:style-name="P55">Describes the scope of the proposed work, which we will use to help give feedback and define what is necessary to complete for the project. </text:p>
        </text:list-item>
      </text:list>
      <text:p text:style-name="P31"><text:tab/></text:p>
      <text:p text:style-name="P31"><text:tab/><text:span text:style-name="T26">Predict affect class for poems, see how different themes cluster around affect scores? Improve model with bigram analysis, clause-level analysis (generating affect scores)? Use EmoLex to generate emotion vectors of the five-six emotions? Study how her affect shifts over the three phases of her poetry writing?</text:span></text:p>
      <text:p text:style-name="P31"/>
      <text:p text:style-name="P31"/>
      <text:list xml:id="list101437631753184" text:continue-numbering="true" text:style-name="L1">
        <text:list-item>
          <text:p text:style-name="P57"><text:soft-page-break/><text:span text:style-name="T1">Cites and briefly describes at least </text:span><text:span text:style-name="Emphasis"><text:span text:style-name="T1">two</text:span></text:span><text:span text:style-name="T1"> pieces of relevant prior work (typically research papers). </text:span></text:p>
        </text:list-item>
        <text:list-item>
          <text:p text:style-name="P55">Proposes at least one dataset to use or try using. You must learn a bit about it and convince us that it is available for you, and that you can easily get it, and that it is appropriate for the task and research questions you care about.</text:p>
        </text:list-item>
      </text:list>
      <text:p text:style-name="P31"/>
      <text:list xml:id="list101438379030250" text:continue-numbering="true" text:style-name="L1">
        <text:list-item>
          <text:p text:style-name="P55">Proposes what pre-existing software will be used to accomplish the analysis task. </text:p>
        </text:list-item>
      </text:list>
      <text:p text:style-name="P31"/>
      <text:p text:style-name="P32">SpaCy? Stanford? NLTK? WordNet Affect (lexicon)? LICW lexicon? </text:p>
      <text:p text:style-name="P31"/>
      <text:list xml:id="list101437668793193" text:continue-numbering="true" text:style-name="L1">
        <text:list-item>
          <text:p text:style-name="P55">Says whether human annotation will be required, and if so, how much. </text:p>
        </text:list-item>
      </text:list>
      <text:p text:style-name="P31"/>
      <text:p text:style-name="P33">Yup: a lot. <text:span text:style-name="T27">I can annotate lines and poems on a trinary basis.</text:span></text:p>
      <text:p text:style-name="P31"/>
      <text:list xml:id="list101437720391708" text:continue-numbering="true" text:style-name="L1">
        <text:list-item>
          <text:p text:style-name="P42">Proposes a preliminary experiment to run on the data (this will be reported on in the progress report), as well as the scope of the final total project. </text:p>
        </text:list-item>
      </text:list>
      <text:p text:style-name="P29"/>
      <text:p text:style-name="P30">Generate sentiment scores with bigram analysis against training set,</text:p>
      <text:p text:style-name="P29"/>
      <text:p text:style-name="P29"/>
      <text:p text:style-name="P29">In general, you should illustrate that you have learned about and thought through some of the problem space and possible avenues of analysis and approaches to the problem.</text:p>
      <text:p text:style-name="P29">Ideally, try to answer the following questions as well.</text:p>
      <text:list xml:id="list5441273677511599006" text:style-name="L2">
        <text:list-item>
          <text:p text:style-name="P56">Will your project require human annotation, or will you use a ready-made (or “pre-baked”) dataset? We think it is absolutely great to make your own annotations or labels — this lets you be more creative with defining the task you care about. However, make sure to build in time for this. We suggest you use yourselves (the project group members) as the human annotators (though if you can get others to do it, that’s great, but be aware it can be difficult to manage depending on the situation.) </text:p>
        </text:list-item>
        <text:list-item>
          <text:p text:style-name="P56">How will the train/test split be done? Some datasets have one built in. Some do not. Will you split examples by document? Author? Location? Book? Time? </text:p>
        </text:list-item>
      </text:list>
      <text:p text:style-name="P31"/>
      <text:p text:style-name="P31"/>
      <text:p text:style-name="P31"/>
      <text:list xml:id="list101438013897816" text:continue-numbering="true" text:style-name="L2">
        <text:list-item>
          <text:p text:style-name="P44"><text:span text:style-name="T1">What </text:span><text:span text:style-name="Strong_20_Emphasis"><text:span text:style-name="T1">baseline algorithm</text:span></text:span><text:span text:style-name="T1"> will you use? A baseline algorithm is one that is very simple and trivial to implement. For example, “predict the most common class,” or “tag all capitalized words as names,” or “select the first sentence in the document”. Sometimes it can be difficult to get a fancy algorithm to beat a baseline. </text:span><text:a xlink:type="simple" xlink:href="http://www.cs.jhu.edu/~mdredze/publications/HowtoBeaSuccessfulPhDStudent.pdf" text:style-name="Internet_20_link" text:visited-style-name="Visited_20_Internet_20_Link"><text:span text:style-name="T1">“Always ask yourself, ‘What’s the simplest experiment I could do to (in)validate my hypothesis?’ Talented researchers have a knack for coming up with simple baselines.”</text:span></text:a><text:span text:style-name="T1"> </text:span></text:p>
        </text:list-item>
      </text:list>
      <text:p text:style-name="P43"><text:tab/>BASELINE: count positive and negative words, sum up and average over words for sentiment score for poem. Use Stanford NLP for scoring?</text:p>
      <text:p text:style-name="P43"/>
      <text:p text:style-name="P29">Formatting: please use a 10 to 12 point font with single spacing.</text:p>
      <text:p text:style-name="P29"><text:soft-page-break/>Groups: All group members must submit a copy on Moodle. Clearly list all group members on the document. </text:p>
      <text:p text:style-name="P3"/>
      <text:p text:style-name="P3"/>
      <text:p text:style-name="P4">Works Cited</text:p>
      <text:p text:style-name="P3"/>
      <text:p text:style-name="P6"><text:span text:style-name="T33">[1]<text:tab/>R.A.J. Matthews and T.V.N. Merriam, “</text:span><text:span text:style-name="T32">Neural </text:span><text:span text:style-name="Citation"><text:span text:style-name="T32">Computation</text:span></text:span><text:span text:style-name="T32"> in Stylometry I: An Application to the Works of Shakespeare and Fletcher,”</text:span> <text:span text:style-name="T30">Lit. Linguist. Computing, </text:span><text:span text:style-name="T34">vol. 8, no. </text:span>4, <text:span text:style-name="T60">pp.</text:span> 203-209, <text:span text:style-name="T60">1993, </text:span>doi: 10.1093/llc/<text:span text:style-name="Citation"><text:span text:style-name="T32">8.4.203.</text:span></text:span></text:p>
      <text:p text:style-name="P3"/>
      <text:p text:style-name="P5"><text:span text:style-name="Citation"><text:span text:style-name="T3">[2]<text:tab/></text:span></text:span><text:span text:style-name="Citation"><text:span text:style-name="T2">J.F. Hoorn, S.L. Frank, W. Kowalczyk and F. van der Ham, "Neural network identification of poets using letter sequences," </text:span></text:span><text:span text:style-name="Citation"><text:span text:style-name="T16">Lit. Linguist. Computing</text:span></text:span><text:span text:style-name="Citation"><text:span text:style-name="T4">, vol. 14, no. 3, pp. 311-338, 1999, doi: 10.1093/llc/14.3.311.</text:span></text:span></text:p>
      <text:p text:style-name="P7"><text:span text:style-name="Citation"><text:span text:style-name="T4"/></text:span></text:p>
      <text:p text:style-name="P8"><text:span text:style-name="Citation"><text:span text:style-name="T4">[3</text:span></text:span><text:span text:style-name="Citation"><text:span text:style-name="T5">]<text:tab/></text:span></text:span><text:span text:style-name="Citation"><text:span text:style-name="T4">B. Englard, "A Rhetorical Analysis Approach to Natural Language Processing," </text:span></text:span><text:span text:style-name="Citation"><text:span text:style-name="T5">working paper,</text:span></text:span><text:span text:style-name="Citation"><text:span text:style-name="T4"> </text:span></text:span><text:span text:style-name="Citation"><text:span text:style-name="T20">arXiv</text:span></text:span><text:span text:style-name="Citation"><text:span text:style-name="T4">, EBSCO</text:span></text:span><text:span text:style-name="Citation"><text:span text:style-name="T20">host, </text:span></text:span><text:span text:style-name="Citation"><text:span text:style-name="T6">Jan 15, 2013</text:span></text:span><text:span text:style-name="Citation"><text:span text:style-name="T4">.</text:span></text:span></text:p>
      <text:p text:style-name="P8"><text:span text:style-name="Citation"><text:span text:style-name="T4"/></text:span></text:p>
      <text:p text:style-name="P9"><text:span text:style-name="Citation"><text:span text:style-name="T7">[4]<text:tab/>E. Stamatatos, “A Survey of Modern Authorship Attribution Methods,” </text:span></text:span><text:span text:style-name="Citation"><text:span text:style-name="T21">Journal Of The American Society For Information Science And Technology</text:span></text:span><text:span text:style-name="Citation"><text:span text:style-name="T7">, vol. 60, no. 3, pp. 538-556, <text:s/></text:span></text:span><text:span text:style-name="Citation"><text:span text:style-name="T8">n.d.</text:span></text:span></text:p>
      <text:p text:style-name="P9"><text:span text:style-name="Citation"><text:span text:style-name="T8"/></text:span></text:p>
      <text:p text:style-name="P10"><text:span text:style-name="Citation"><text:span text:style-name="T9">[5]<text:tab/>R. Delmonte and A.M. Prati, “SPARSAR: An Expressive Poetry Reader,” </text:span></text:span><text:span text:style-name="Citation"><text:span text:style-name="T14">in</text:span></text:span><text:span text:style-name="Citation"><text:span text:style-name="T9"> </text:span></text:span><text:span text:style-name="Citation"><text:span text:style-name="T17">Proc. Of the Demonstrations at the 14</text:span></text:span><text:span text:style-name="Citation"><text:span text:style-name="T65">th</text:span></text:span><text:span text:style-name="Citation"><text:span text:style-name="T17"> Conference Of the European Chapter of the Association for Computational Linguistics</text:span></text:span><text:span text:style-name="Citation"><text:span text:style-name="T9">, </text:span></text:span><text:span text:style-name="Citation"><text:span text:style-name="T17">ACL</text:span></text:span><text:span text:style-name="Citation"><text:span text:style-name="T9">, pp. 73-76, doi: 10.3115/v1/E14-2019.</text:span></text:span></text:p>
      <text:p text:style-name="P10"><text:span text:style-name="Citation"><text:span text:style-name="T9"/></text:span></text:p>
      <text:p text:style-name="P11"><text:span text:style-name="Citation"><text:span text:style-name="T10">[6]<text:tab/></text:span></text:span><text:span text:style-name="Citation"><text:span text:style-name="T11">D. <text:s/>Kaplan and D. Blei, </text:span></text:span><text:span text:style-name="Citation"><text:span text:style-name="T10">"A Computational Approach to Style in American Poetry," </text:span></text:span><text:span text:style-name="Citation"><text:span text:style-name="T22">Seventh IEEE International Conference on Data Mining (ICDM 2007), Data Mining, 2007. ICDM 2007. Seventh IEEE International Conference on</text:span></text:span><text:span text:style-name="Citation"><text:span text:style-name="T10">, 2007, p. 553. EBSCO</text:span></text:span><text:span text:style-name="Citation"><text:span text:style-name="T22">host</text:span></text:span><text:span text:style-name="Citation"><text:span text:style-name="T10">, doi:10.1109/ICDM.2007.76.</text:span></text:span></text:p>
      <text:p text:style-name="P11"><text:span text:style-name="Citation"><text:span text:style-name="T10"/></text:span></text:p>
      <text:p text:style-name="P12"><text:span text:style-name="Citation"><text:span text:style-name="T11">[7]<text:tab/></text:span></text:span><text:span text:style-name="Citation"><text:span text:style-name="T12">J. Kao and D. Jurafsky, “A Computational Analysis of Style, Affect, and Imagery in Contemporary Poetry,” in </text:span></text:span><text:span text:style-name="Citation"><text:span text:style-name="T19">Proc.</text:span></text:span><text:span text:style-name="Citation"><text:span text:style-name="T18"> of the 2012 NAACL Workshop on Computational Linguistics for Literature</text:span></text:span><text:span text:style-name="Citation"><text:span text:style-name="T12">, pp. </text:span></text:span><text:span text:style-name="Citation"><text:span text:style-name="T13">18-27, 2012.</text:span></text:span></text:p>
      <text:p text:style-name="P12"><text:span text:style-name="Citation"><text:span text:style-name="T13"/></text:span></text:p>
      <text:p text:style-name="P13"><text:span text:style-name="Citation"><text:span text:style-name="T13">[8]<text:tab/></text:span></text:span><text:span text:style-name="Citation"><text:span text:style-name="T14">V. </text:span></text:span><text:span text:style-name="Citation"><text:span text:style-name="T13">Kesarwani, </text:span></text:span><text:span text:style-name="Citation"><text:span text:style-name="T14">D.</text:span></text:span><text:span text:style-name="Citation"><text:span text:style-name="T13"> Inkpen, </text:span></text:span><text:span text:style-name="Citation"><text:span text:style-name="T14">S.</text:span></text:span><text:span text:style-name="Citation"><text:span text:style-name="T13"> Szpakowicz, </text:span></text:span><text:span text:style-name="Citation"><text:span text:style-name="T14">and</text:span></text:span><text:span text:style-name="Citation"><text:span text:style-name="T13"> </text:span></text:span><text:span text:style-name="Citation"><text:span text:style-name="T14">C. </text:span></text:span><text:span text:style-name="Citation"><text:span text:style-name="T13">Tanasescu, “Metaphor Detection in a Poetry Corpus,” </text:span></text:span><text:span text:style-name="Citation"><text:span text:style-name="T14">i</text:span></text:span><text:span text:style-name="Citation"><text:span text:style-name="T13">n </text:span></text:span><text:span text:style-name="Citation"><text:span text:style-name="T23">Proceedings of the Joint SIGHUM Workshop on Computational Linguistics for Cultural Heritage, Social Sciences, Humanities and Literature,</text:span></text:span><text:span text:style-name="Citation"><text:span text:style-name="T13"> pp. 1-</text:span></text:span><text:span text:style-name="Citation"><text:span text:style-name="T15">9</text:span></text:span><text:span text:style-name="Citation"><text:span text:style-name="T13">, </text:span></text:span><text:span text:style-name="Citation"><text:span text:style-name="T15">2017.</text:span></text:span></text:p>
      <text:p text:style-name="P10"><text:span text:style-name="Citatio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6:31:12.343451195</meta:creation-date>
    <dc:date>2017-10-17T10:08:42.719209666</dc:date>
    <meta:editing-duration>P2DT11H42M9S</meta:editing-duration>
    <meta:editing-cycles>164</meta:editing-cycles>
    <meta:generator>LibreOffice/5.1.6.2$Linux_x86 LibreOffice_project/10m0$Build-2</meta:generator>
    <meta:document-statistic meta:table-count="0" meta:image-count="0" meta:object-count="0" meta:page-count="6" meta:paragraph-count="63" meta:word-count="2891" meta:character-count="18092" meta:non-whitespace-character-count="15247"/>
  </office:meta>
</office:document-meta>
</file>